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Marianne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Marianne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 style:list-style-name="L1"/>
    <style:style style:name="P14" style:family="paragraph" style:parent-style-name="Preformatted_20_Text">
      <style:text-properties officeooo:paragraph-rsid="001a6335"/>
    </style:style>
    <style:style style:name="P15" style:family="paragraph" style:parent-style-name="Standard">
      <style:paragraph-properties fo:text-align="justify" style:justify-single-word="false"/>
      <style:text-properties style:font-name="Marianne1" fo:font-size="10pt" fo:font-weight="bold" officeooo:rsid="000ff22d" officeooo:paragraph-rsid="000ff22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Marianne1" fo:font-size="10pt" officeooo:rsid="0026438e" officeooo:paragraph-rsid="0026438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Marianne1" fo:font-size="10pt" officeooo:paragraph-rsid="00126e42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Marianne1" fo:font-size="10pt" officeooo:paragraph-rsid="0026438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officeooo:paragraph-rsid="00126e42"/>
    </style:style>
    <style:style style:name="P20" style:family="paragraph" style:parent-style-name="Standard">
      <style:paragraph-properties fo:text-align="start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Marianne" fo:font-size="10pt" officeooo:paragraph-rsid="002a5671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Marianne1" fo:font-size="10pt" officeooo:rsid="002ea52c" officeooo:paragraph-rsid="002ea52c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Marianne1" fo:font-size="10pt" officeooo:rsid="002ea52c" officeooo:paragraph-rsid="002ea52c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Marianne1" fo:font-size="10pt" officeooo:paragraph-rsid="000ff22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Marianne1" fo:font-size="10pt" officeooo:rsid="001f3e54" officeooo:paragraph-rsid="001f3e54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Marianne1" fo:font-size="10pt" officeooo:paragraph-rsid="001f3e54" style:font-size-asian="10pt" style:font-size-complex="10pt"/>
    </style:style>
    <style:style style:name="P28" style:family="paragraph" style:parent-style-name="Standard" style:list-style-name="L2">
      <style:paragraph-properties fo:text-align="start" style:justify-single-word="false"/>
      <style:text-properties officeooo:paragraph-rsid="001f3e54"/>
    </style:style>
    <style:style style:name="P29" style:family="paragraph" style:parent-style-name="Standard">
      <style:paragraph-properties fo:text-align="start" style:justify-single-word="false"/>
      <style:text-properties style:font-name="Marianne1" fo:font-size="10pt" officeooo:rsid="00126e42" officeooo:paragraph-rsid="001f3e5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Marianne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Marianne1" fo:font-size="10pt" officeooo:rsid="000ff22d" officeooo:paragraph-rsid="000ff22d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Marianne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89d0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Marianne1" fo:font-size="10pt" officeooo:rsid="000ff22d" officeooo:paragraph-rsid="0011061f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Marianne1" fo:font-size="10pt" officeooo:rsid="001fac6d" officeooo:paragraph-rsid="001fac6d" style:font-size-asian="10pt" style:font-size-complex="10pt"/>
    </style:style>
    <style:style style:name="T1" style:family="text">
      <style:text-properties style:font-name="Marianne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arianne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Marianne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Marianne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Marianne1" fo:font-size="10pt" style:font-size-asian="10pt" style:font-size-complex="10pt"/>
    </style:style>
    <style:style style:name="T6" style:family="text">
      <style:text-properties style:font-name="Marianne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Marianne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Marianne1" fo:font-size="10pt" officeooo:rsid="0012174b" style:font-size-asian="10pt" style:font-size-complex="10pt"/>
    </style:style>
    <style:style style:name="T9" style:family="text">
      <style:text-properties style:font-name="Marianne1" fo:font-size="10pt" officeooo:rsid="0024ecb1" style:font-size-asian="10pt" style:font-size-complex="10pt"/>
    </style:style>
    <style:style style:name="T10" style:family="text">
      <style:text-properties style:font-name="Marianne1" style:text-underline-style="none"/>
    </style:style>
    <style:style style:name="T11" style:family="text">
      <style:text-properties style:text-underline-style="none"/>
    </style:style>
    <style:style style:name="T12" style:family="text">
      <style:text-properties style:font-name="Marianne1" officeooo:rsid="001f3e54"/>
    </style:style>
    <style:style style:name="T13" style:family="text">
      <style:text-properties style:font-name="Mariann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ff22d"/>
    </style:style>
    <style:style style:name="T16" style:family="text">
      <style:text-properties officeooo:rsid="00126e42"/>
    </style:style>
    <style:style style:name="T17" style:family="text">
      <style:text-properties officeooo:rsid="0026438e"/>
    </style:style>
    <style:style style:name="T18" style:family="text">
      <style:text-properties style:font-name="Marianne" fo:font-size="10pt" officeooo:rsid="00126e42" style:font-size-asian="10pt" style:font-size-complex="10pt"/>
    </style:style>
    <style:style style:name="T19" style:family="text">
      <style:text-properties style:font-name="Marianne" fo:font-size="10pt" officeooo:rsid="0012cb24" style:font-size-asian="10pt" style:font-size-complex="10pt"/>
    </style:style>
    <style:style style:name="T20" style:family="text">
      <style:text-properties style:font-name="Marianne" fo:font-size="10pt" style:font-size-asian="10pt" style:font-size-complex="10pt"/>
    </style:style>
    <style:style style:name="T21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22" style:family="text">
      <style:text-properties officeooo:rsid="002a5671"/>
    </style:style>
    <style:style style:name="T23" style:family="text">
      <style:text-properties style:font-name="Marianne" officeooo:rsid="002a5671"/>
    </style:style>
    <style:style style:name="T24" style:family="text">
      <style:text-properties officeooo:rsid="002ee98c"/>
    </style:style>
    <style:style style:name="T25" style:family="text">
      <style:text-properties officeooo:rsid="0031727e"/>
    </style:style>
    <style:style style:name="T26" style:family="text">
      <style:text-properties officeooo:rsid="0030f9f4"/>
    </style:style>
    <style:style style:name="T27" style:family="text">
      <style:text-properties officeooo:rsid="000ecf87"/>
    </style:style>
    <style:style style:name="T28" style:family="text">
      <style:text-properties officeooo:rsid="0015b0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aire :</text:p>
      <text:p text:style-name="P8"><text:span text:style-name="Source_20_Text"><text:span text:style-name="T10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Standard">{#each espèces_impacts as espèces_impact}</text:p>
      <text:p text:style-name="P12">{espèces_impact.activité}</text:p>
      <text:list text:style-name="L1">
        <text:list-item>
          <text:p text:style-name="P13">{#each espèces_impact.espèces as espèce}</text:p>
        </text:list-item>
        <text:list-item>
          <text:p text:style-name="P13">{espèce.nomVernaculaire} ({espèce.nomScientifique})</text:p>
        </text:list-item>
        <text:list-item>
          <text:p text:style-name="P13">{/each}</text:p>
        </text:list-item>
      </text:list>
      <text:p text:style-name="Standard"/>
      <text:p text:style-name="Standard"><text:span text:style-name="Source_20_Text">{/each}</text:span></text:p>
      <text:p text:style-name="P14"><text:span text:style-name="Source_20_Text"/></text:p>
      <text:p text:style-name="P15"><text:span text:style-name="T14"/></text:p>
      <text:p text:style-name="P5">Méthode, période et lieux d’intervention :</text:p>
      <text:p text:style-name="P8"/>
      <text:p text:style-name="P16">{scientifique.description_protocole_suivi}</text:p>
      <text:p text:style-name="P17"/>
      <text:p text:style-name="P16">{#if scientifique.mode_capture}</text:p>
      <text:p text:style-name="P18"><text:span text:style-name="T15">M</text:span><text:span text:style-name="T16">éthode de capture : </text:span><text:span text:style-name="T17">{scientifique.mode_capture}</text:span></text:p>
      <text:p text:style-name="P16">{/if}</text:p>
      <text:p text:style-name="P17"/>
      <text:p text:style-name="P19"><text:span text:style-name="T18">Utilisation de sources lu</text:span><text:span text:style-name="T19">min</text:span><text:span text:style-name="T18">euses : </text:span><text:span text:style-name="T20">{</text:span><text:span text:style-name="T21">#if scientifique.modalités_source_lumineuses} Oui {:else}Non {/if}</text:span></text:p>
      <text:p text:style-name="P20">{#if scientifique.modalités_source_lumineuses }</text:p>
      <text:p text:style-name="P21"><text:span text:style-name="T16">Modalités d’utilisation de sources lumineuses : </text:span><text:span text:style-name="T22">{scientifique.modalités_source_lumineuses}</text:span></text:p>
      <text:p text:style-name="P20">{/if}</text:p>
      <text:p text:style-name="P17"/>
      <text:p text:style-name="P22"><text:span text:style-name="T15">M</text:span>odalités de marquage :</text:p>
      <text:p text:style-name="P23">{<text:span text:style-name="T23">scientifique.modalités_marquage</text:span>}</text:p>
      <text:p text:style-name="P17"/>
      <text:p text:style-name="P22">Modalités de transport :</text:p>
      <text:p text:style-name="P24">{<text:span text:style-name="T23">scientifique.modalités_transport</text:span>}</text:p>
      <text:p text:style-name="P25"/>
      <text:p text:style-name="P26">La dérogation est demandée pour la période du <text:span text:style-name="T24">{formatter_date_simple</text:span><text:span text:style-name="T25">(</text:span><text:span text:style-name="T24">date_début_intervention</text:span><text:span text:style-name="T25">)</text:span><text:span text:style-name="T24">}</text:span> au <text:span text:style-name="T24">{formatter_date_simple</text:span><text:span text:style-name="T25">(</text:span><text:span text:style-name="T24">date_fin_intervention</text:span><text:span text:style-name="T25">)</text:span><text:span text:style-name="T24">}</text:span>, pour une durée de <text:span text:style-name="T24">{afficher_nombre</text:span><text:span text:style-name="T26">(</text:span><text:span text:style-name="T24">durée_intervention</text:span><text:span text:style-name="T26">)</text:span><text:span text:style-name="T24">} ans</text:span>.</text:p>
      <text:p text:style-name="P27"/>
      <text:p text:style-name="P27"><text:span text:style-name="T27">Le suivi concerne</text:span> le<text:span text:style-name="T28">s localisation</text:span>s suivant<text:span text:style-name="T28">e</text:span>s : </text:p>
      <text:list text:style-name="L2">
        <text:list-item>
          <text:p text:style-name="P28"><text:soft-page-break/><text:span text:style-name="Source_20_Text"><text:span text:style-name="T5">{localisation}</text:span></text:span><text:span text:style-name="T5"> </text:span></text:p>
        </text:list-item>
      </text:list>
      <text:p text:style-name="P27"><text:span text:style-name="T16">et plus particulièrement le périmètre suivant : « </text:span>Précisez le périmètre d'intervention »</text:p>
      <text:p text:style-name="P29"/>
      <text:p text:style-name="P30"><text:span text:style-name="T15">P</text:span>ersonnes amenées à intervenir :</text:p>
      <text:list text:style-name="L3">
        <text:list-item>
          <text:p text:style-name="P31">« Nom prénom, qualification »</text:p>
        </text:list-item>
      </text:list>
      <text:p text:style-name="P25"/>
      <text:p text:style-name="P32">« Apporter des précisions complémentaires sur la possible intervention de stagiaire(s)/vacataire(s)/bénévole(s »</text:p>
      <text:p text:style-name="P25"/>
      <text:p text:style-name="P33">CSRPN :</text:p>
      <text:p text:style-name="P34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35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33">OU </text:p>
      <text:p text:style-name="P36"/>
      <text:p text:style-name="P33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7T15:00:44.836087167</dc:date>
    <meta:editing-duration>PT5H35M24S</meta:editing-duration>
    <meta:editing-cycles>41</meta:editing-cycles>
    <meta:generator>LibreOffice/24.8.7.2$Linux_X86_64 LibreOffice_project/f4f281f562fb585d46b0af5755dfe1eb6adc047f</meta:generator>
    <meta:document-statistic meta:table-count="0" meta:image-count="0" meta:object-count="0" meta:page-count="2" meta:paragraph-count="45" meta:word-count="344" meta:character-count="2645" meta:non-whitespace-character-count="2344"/>
  </office:meta>
</office:document-meta>
</file>